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95cm" fo:min-width="3.272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2.544cm" fo:min-width="4.45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9cm" fo:min-width="4.45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417cm" fo:min-width="2.80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0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151cm" fo:min-width="4.911cm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10.037cm" fo:min-width="15.88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23cm" fo:min-width="7.62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2.374cm"/>
    </style:style>
    <style:style style:name="P1" style:family="paragraph">
      <style:text-properties fo:font-size="26pt"/>
    </style:style>
    <style:style style:name="P2" style:family="paragraph">
      <loext:graphic-properties draw:fill="none" draw:fill-color="#ffffff"/>
      <style:text-properties fo:font-size="2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9cm" svg:height="1.276cm" svg:x="6.582cm" svg:y="2.151cm">
          <draw:text-box>
            <text:p text:style-name="P1">Mess Manager</text:p>
          </draw:text-box>
        </draw:frame>
        <draw:frame draw:style-name="gr2" draw:text-style-name="P3" draw:layer="layout" svg:width="4.191cm" svg:height="1.27cm" svg:x="11.668cm" svg:y="4.175cm">
          <draw:text-box>
            <text:p/>
          </draw:text-box>
        </draw:frame>
        <draw:custom-shape draw:style-name="gr3" draw:text-style-name="P5" xml:id="id1" draw:id="id1" draw:layer="layout" svg:width="5.334cm" svg:height="3.175cm" svg:x="6.842cm" svg:y="3.718cm">
          <text:p text:style-name="P4">Log in &amp; sign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" draw:id="id2" draw:layer="layout" svg:width="4.953cm" svg:height="2.794cm" svg:x="2.397cm" svg:y="8.29cm">
          <text:p text:style-name="P4">Mess Profi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509cm" svg:y1="6.893cm" svg:x2="7.35cm" svg:y2="9.687cm" draw:start-shape="id1" draw:start-glue-point="8" draw:end-shape="id2" draw:end-glue-point="1" svg:d="M9509 6893v2794h-2159" svg:viewBox="0 0 2160 2795">
          <text:p/>
        </draw:connector>
        <draw:custom-shape draw:style-name="gr6" draw:text-style-name="P5" draw:layer="layout" svg:width="4.953cm" svg:height="2.54cm" svg:x="11.611cm" svg:y="16.954cm">
          <text:p text:style-name="P4">Check</text:p>
          <text:p text:style-name="P4">Meal &amp; balance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3.302cm" svg:height="2.667cm" svg:x="13.116cm" svg:y="20.291cm">
          <text:p text:style-name="P4">Deposit</text:p>
          <text:p text:style-name="P4">money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3.302cm" svg:height="2.667cm" svg:x="13.116cm" svg:y="23.691cm">
          <text:p text:style-name="P4">Daily meal</text:p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5.588cm" svg:height="2.794cm" svg:x="4.723cm" svg:y="19.321cm">
          <text:p text:style-name="P4">Member profil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311cm" svg:y1="21.218cm" svg:x2="11.511cm" svg:y2="18.424cm" svg:d="M10311 21218h349v-2794h851" svg:viewBox="0 0 1201 2795">
          <text:p/>
        </draw:connector>
        <draw:connector draw:style-name="gr5" draw:text-style-name="P4" xml:id="id3" draw:id="id3" draw:layer="layout" svg:x1="10.311cm" svg:y1="21.218cm" svg:x2="10.311cm" svg:y2="21.218cm" svg:d="M10311 21218z" svg:viewBox="0 0 1 1">
          <text:p/>
        </draw:connector>
        <draw:connector draw:style-name="gr5" draw:text-style-name="P4" draw:layer="layout" svg:x1="10.311cm" svg:y1="21.218cm" svg:x2="13.116cm" svg:y2="21.624cm" draw:start-shape="id3" draw:start-glue-point="0" draw:end-shape="id4" draw:end-glue-point="3" svg:d="M10311 21218h1403v406h1402" svg:viewBox="0 0 2806 407">
          <text:p/>
        </draw:connector>
        <draw:connector draw:style-name="gr5" draw:text-style-name="P4" draw:layer="layout" svg:x1="11.011cm" svg:y1="21.181cm" svg:x2="13.116cm" svg:y2="25.024cm" draw:end-shape="id5" draw:end-glue-point="3" svg:d="M11011 21181h802v3843h1303" svg:viewBox="0 0 2106 3844">
          <text:p/>
        </draw:connector>
        <draw:custom-shape draw:style-name="gr8" draw:text-style-name="P5" xml:id="id7" draw:id="id7" draw:layer="layout" svg:width="5.588cm" svg:height="2.794cm" svg:x="2.123cm" svg:y="12.321cm">
          <text:p text:style-name="P4">Admin profile</text:p>
          <draw:enhanced-geometry svg:viewBox="0 0 21600 21600" draw:type="rectangle" draw:enhanced-path="M 0 0 L 21600 0 21600 21600 0 21600 0 0 Z N"/>
        </draw:custom-shape>
        <draw:connector draw:style-name="gr5" draw:text-style-name="P4" xml:id="id10" draw:id="id10" draw:layer="layout" svg:x1="4.873cm" svg:y1="11.084cm" svg:x2="4.917cm" svg:y2="12.221cm" draw:start-shape="id2" svg:d="M4873 11084v819h44v318" svg:viewBox="0 0 45 1138">
          <text:p/>
        </draw:connector>
        <draw:custom-shape draw:style-name="gr9" draw:text-style-name="P5" xml:id="id6" draw:id="id6" draw:layer="layout" svg:width="5.411cm" svg:height="2.401cm" draw:transform="skewX (0.100880030765272) translate (11.124cm 11.744cm)">
          <text:p text:style-name="P4">Add memb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11cm" svg:y1="13.618cm" svg:x2="11.003cm" svg:y2="12.944cm" draw:end-shape="id6" svg:d="M7711 13618h1335v-674h1957" svg:viewBox="0 0 3293 675">
          <text:p/>
        </draw:connector>
        <draw:custom-shape draw:style-name="gr10" draw:text-style-name="P7" xml:id="id16" draw:id="id16" draw:layer="layout" svg:width="16.383cm" svg:height="10.287cm" svg:x="2.397cm" svg:y="16.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9" draw:id="id9" draw:layer="layout" svg:width="8.128cm" svg:height="2.173cm" svg:x="6.588cm" svg:y="26.627cm">
          <text:p text:style-name="P4">Notification on last day</text:p>
          <text:p text:style-name="P4">Monthly Accounting</text:p>
          <draw:enhanced-geometry svg:viewBox="0 0 21600 21600" draw:type="rectangle" draw:enhanced-path="M 0 0 L 21600 0 21600 21600 0 21600 0 0 Z N"/>
        </draw:custom-shape>
        <draw:connector draw:style-name="gr5" draw:text-style-name="P4" xml:id="id8" draw:id="id8" draw:layer="layout" svg:x1="2.123cm" svg:y1="13.718cm" svg:x2="1.188cm" svg:y2="27.7cm" draw:start-shape="id7" svg:d="M2123 13718h-718v13982h-217" svg:viewBox="0 0 936 13983">
          <text:p/>
        </draw:connector>
        <draw:connector draw:style-name="gr5" draw:text-style-name="P4" draw:layer="layout" svg:x1="1.188cm" svg:y1="27.7cm" svg:x2="6.588cm" svg:y2="27.713cm" draw:start-shape="id8" draw:start-glue-point="3" draw:end-shape="id9" draw:end-glue-point="3" svg:d="M1188 27700v501h3168v-488h2232" svg:viewBox="0 0 5401 502">
          <text:p/>
        </draw:connector>
        <draw:connector draw:style-name="gr5" draw:text-style-name="P4" xml:id="id11" draw:id="id11" draw:layer="layout" svg:x1="4.895cm" svg:y1="11.903cm" svg:x2="9.179cm" svg:y2="11.88cm" draw:start-shape="id10" draw:start-glue-point="0" svg:d="M4895 11903h2404v-23h1880" svg:viewBox="0 0 4285 24">
          <text:p/>
        </draw:connector>
        <draw:connector draw:style-name="gr5" draw:text-style-name="P4" draw:layer="layout" svg:x1="9.179cm" svg:y1="11.88cm" svg:x2="9.179cm" svg:y2="18.627cm" draw:start-shape="id11" draw:start-glue-point="3" draw:end-shape="id12" draw:end-glue-point="2" svg:d="M9179 11880h501v6747h-501" svg:viewBox="0 0 502 6748">
          <text:p/>
        </draw:connector>
        <draw:connector draw:style-name="gr5" draw:text-style-name="P4" xml:id="id12" draw:id="id12" draw:layer="layout" svg:x1="9.179cm" svg:y1="18.627cm" svg:x2="7.517cm" svg:y2="19.321cm" draw:end-shape="id13" svg:d="M9179 18627v97h-1662v597" svg:viewBox="0 0 1663 695">
          <text:p/>
        </draw:connector>
        <draw:custom-shape draw:style-name="gr12" draw:text-style-name="P5" xml:id="id15" draw:id="id15" draw:layer="layout" svg:width="4.064cm" svg:height="1.524cm" svg:x="11.414cm" svg:y="14.716cm">
          <text:p text:style-name="P4">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14" draw:id="id14" draw:layer="layout" svg:x1="4.917cm" svg:y1="15.115cm" svg:x2="8.207cm" svg:y2="16.037cm" draw:start-shape="id7" svg:d="M4917 15115v712h3290v210" svg:viewBox="0 0 3291 923">
          <text:p/>
        </draw:connector>
        <draw:connector draw:style-name="gr5" draw:text-style-name="P4" draw:layer="layout" svg:x1="8.207cm" svg:y1="16.037cm" svg:x2="11.414cm" svg:y2="15.478cm" draw:start-shape="id14" draw:start-glue-point="3" draw:end-shape="id15" draw:end-glue-point="6" svg:d="M8207 16037h1604v-559h1603" svg:viewBox="0 0 3208 560">
          <text:p/>
        </draw:connector>
        <draw:connector draw:style-name="gr5" draw:text-style-name="P4" draw:layer="layout" svg:x1="15.478cm" svg:y1="15.478cm" svg:x2="18.78cm" svg:y2="21.753cm" draw:start-shape="id15" draw:start-glue-point="10" draw:end-shape="id16" svg:d="M15478 15478h3802v6275h-500" svg:viewBox="0 0 3803 62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09:17:20.821512187</meta:creation-date>
    <dc:date>2019-02-12T09:55:11.610711392</dc:date>
    <meta:editing-duration>PT6M50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